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style="italic" fo:font-weight="bold" officeooo:rsid="0010ecc1" officeooo:paragraph-rsid="0010ecc1" style:font-size-asian="21pt" style:font-style-asian="italic" style:font-weight-asian="bold" style:font-size-complex="21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normal" officeooo:rsid="0010ecc1" officeooo:paragraph-rsid="0010ecc1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normal" officeooo:rsid="001a264c" officeooo:paragraph-rsid="001a264c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216a0f" officeooo:paragraph-rsid="00216a0f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2217cf" officeooo:paragraph-rsid="002217cf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2217cf" officeooo:paragraph-rsid="002eb898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22ed71" officeooo:paragraph-rsid="0022ed71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37e8b8" officeooo:paragraph-rsid="0037e8b8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3aed10" officeooo:paragraph-rsid="003aed10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fo:font-weight="bold" officeooo:rsid="001a264c" officeooo:paragraph-rsid="001a264c" style:font-size-asian="12.25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fo:font-weight="normal" officeooo:rsid="00216a0f" officeooo:paragraph-rsid="00216a0f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italic" fo:font-weight="normal" officeooo:rsid="002217cf" officeooo:paragraph-rsid="002217cf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italic" fo:font-weight="normal" officeooo:rsid="002eb898" officeooo:paragraph-rsid="002eb898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italic" fo:font-weight="normal" officeooo:rsid="0037e8b8" officeooo:paragraph-rsid="0037e8b8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italic" fo:font-weight="normal" officeooo:rsid="003aed10" officeooo:paragraph-rsid="003aed10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1423fc"/>
    </style:style>
    <style:style style:name="T2" style:family="text">
      <style:text-properties officeooo:rsid="0015a9b8"/>
    </style:style>
    <style:style style:name="T3" style:family="text">
      <style:text-properties officeooo:rsid="0015c4aa"/>
    </style:style>
    <style:style style:name="T4" style:family="text">
      <style:text-properties officeooo:rsid="001b8b6d"/>
    </style:style>
    <style:style style:name="T5" style:family="text">
      <style:text-properties officeooo:rsid="001eb878"/>
    </style:style>
    <style:style style:name="T6" style:family="text">
      <style:text-properties officeooo:rsid="00201d08"/>
    </style:style>
    <style:style style:name="T7" style:family="text">
      <style:text-properties officeooo:rsid="0022ed71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31cdb0" style:font-style-asian="normal" style:font-style-complex="normal"/>
    </style:style>
    <style:style style:name="T10" style:family="text">
      <style:text-properties fo:font-style="normal" officeooo:rsid="00325c50" style:font-style-asian="normal" style:font-style-complex="normal"/>
    </style:style>
    <style:style style:name="T11" style:family="text">
      <style:text-properties fo:font-style="normal" officeooo:rsid="0035a73e" style:font-style-asian="normal" style:font-style-complex="normal"/>
    </style:style>
    <style:style style:name="T12" style:family="text">
      <style:text-properties fo:font-style="normal" officeooo:rsid="0037a39e" style:font-style-asian="normal" style:font-style-complex="normal"/>
    </style:style>
    <style:style style:name="T13" style:family="text">
      <style:text-properties officeooo:rsid="0023121e"/>
    </style:style>
    <style:style style:name="T14" style:family="text">
      <style:text-properties officeooo:rsid="00247074"/>
    </style:style>
    <style:style style:name="T15" style:family="text">
      <style:text-properties officeooo:rsid="0026043b"/>
    </style:style>
    <style:style style:name="T16" style:family="text">
      <style:text-properties officeooo:rsid="00279c47"/>
    </style:style>
    <style:style style:name="T17" style:family="text">
      <style:text-properties officeooo:rsid="0029038f"/>
    </style:style>
    <style:style style:name="T18" style:family="text">
      <style:text-properties officeooo:rsid="002af48a"/>
    </style:style>
    <style:style style:name="T19" style:family="text">
      <style:text-properties officeooo:rsid="002c93e5"/>
    </style:style>
    <style:style style:name="T20" style:family="text">
      <style:text-properties officeooo:rsid="0035a73e"/>
    </style:style>
    <style:style style:name="T21" style:family="text">
      <style:text-properties officeooo:rsid="003869d8"/>
    </style:style>
    <style:style style:name="T22" style:family="text">
      <style:text-properties officeooo:rsid="0039e46f"/>
    </style:style>
    <style:style style:name="T23" style:family="text">
      <style:text-properties officeooo:rsid="003c0832"/>
    </style:style>
    <style:style style:name="T24" style:family="text">
      <style:text-properties officeooo:rsid="003d2dfd"/>
    </style:style>
    <style:style style:name="T25" style:family="text">
      <style:text-properties officeooo:rsid="003f10fc"/>
    </style:style>
    <style:style style:name="T26" style:family="text">
      <style:text-properties officeooo:rsid="0040be94"/>
    </style:style>
    <style:style style:name="T27" style:family="text">
      <style:text-properties officeooo:rsid="004256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</text:p>
      <text:p text:style-name="P1"/>
      <text:p text:style-name="P2">- <text:span text:style-name="T1">Python is a programming and scripting language extensively used in machine learning, data analytics </text:span><text:span text:style-name="T2">and </text:span><text:span text:style-name="T3">automation</text:span></text:p>
      <text:p text:style-name="P2">- <text:span text:style-name="T4">Python is a open source software that can be run on any flavour of operating system</text:span></text:p>
      <text:p text:style-name="P2"/>
      <text:p text:style-name="P10">Fundamentals:</text:p>
      <text:p text:style-name="P3"/>
      <text:p text:style-name="P3">- <text:span text:style-name="T5">Python has some inbuilt-function that allow it to perform some task, some of them </text:span><text:span text:style-name="T6">are</text:span></text:p>
      <text:p text:style-name="P3"/>
      <text:p text:style-name="P11">In Built Functions:</text:p>
      <text:p text:style-name="P4">- print</text:p>
      <text:p text:style-name="P4">- end</text:p>
      <text:p text:style-name="P4">- sep</text:p>
      <text:p text:style-name="P4"/>
      <text:p text:style-name="P11">data types:</text:p>
      <text:p text:style-name="P11">- String</text:p>
      <text:p text:style-name="P11">- Boolean</text:p>
      <text:p text:style-name="P11">- Integer</text:p>
      <text:p text:style-name="P11">- Float</text:p>
      <text:p text:style-name="P11"/>
      <text:p text:style-name="P12">Operator:</text:p>
      <text:p text:style-name="P5">- <text:span text:style-name="T7">Addition (+)</text:span></text:p>
      <text:p text:style-name="P5">- <text:span text:style-name="T7">Substraction (</text:span>-<text:span text:style-name="T7">)</text:span></text:p>
      <text:p text:style-name="P5">- <text:span text:style-name="T13">D</text:span><text:span text:style-name="T7">ivision with quotient as a floating point number (</text:span>/<text:span text:style-name="T7">)</text:span></text:p>
      <text:p text:style-name="P7">- <text:span text:style-name="T13">D</text:span>ivision with quotient as integer <text:span text:style-name="T13">(</text:span>//<text:span text:style-name="T13">)</text:span></text:p>
      <text:p text:style-name="P5">- <text:span text:style-name="T13">Multiplication (</text:span>*<text:span text:style-name="T13">)</text:span></text:p>
      <text:p text:style-name="P5">- <text:span text:style-name="T13">Exponent (</text:span>**<text:span text:style-name="T13">)</text:span></text:p>
      <text:p text:style-name="P5">- <text:span text:style-name="T14">Modules (</text:span>%<text:span text:style-name="T14">) - </text:span><text:span text:style-name="T15">Return a </text:span><text:span text:style-name="T17">r</text:span><text:span text:style-name="T16">emainder</text:span><text:span text:style-name="T15"> value</text:span></text:p>
      <text:p text:style-name="P6">- <text:span text:style-name="T18">Precedence - </text:span><text:span text:style-name="T19">(),**, *, /,%, //,+, -</text:span></text:p>
      <text:p text:style-name="P6"/>
      <text:p text:style-name="P13">Variables:</text:p>
      <text:p text:style-name="P13">- <text:span text:style-name="T8">A variable stores a value </text:span><text:span text:style-name="T9">and can be declared as <text:line-break/><text:tab/> var1 = 10</text:span></text:p>
      <text:p text:style-name="P13"><text:span text:style-name="T9">- </text:span><text:span text:style-name="T10">It cannot be any of the python’s reserve words </text:span><text:span text:style-name="T12">and a number to start with</text:span></text:p>
      <text:p text:style-name="P13"><text:span text:style-name="T10">- </text:span><text:span text:style-name="T11">Variables allow to use them in any in built pythons to fetch the value stored in them</text:span></text:p>
      <text:p text:style-name="P13"><text:span text:style-name="T11"/></text:p>
      <text:p text:style-name="P14"><text:span text:style-name="T20">C</text:span>omments:</text:p>
      <text:p text:style-name="P8">- A comments makes the code more readable <text:span text:style-name="T21">and describes the piece of code </text:span>and <text:span text:style-name="T22">if the </text:span>comment <text:span text:style-name="T22">is specified at the start of the </text:span>code, <text:span text:style-name="T22">then it</text:span> is not executed</text:p>
      <text:p text:style-name="P8"/>
      <text:p text:style-name="P15">Input:</text:p>
      <text:p text:style-name="P9">- Input <text:span text:style-name="T27">function </text:span>allows the user to provide the value of the variable during executi<text:span text:style-name="T23">on</text:span></text:p>
      <text:p text:style-name="P9">- <text:span text:style-name="T24">Input values are always of the data type string, they can be changed using the respective data type</text:span></text:p>
      <text:p text:style-name="P9"><text:tab/><text:span text:style-name="T25">var1 = input(“What is your name? ”)</text:span></text:p>
      <text:p text:style-name="P9"><text:tab/><text:span text:style-name="T25">var2 = int(input(“what is your age? ”) </text:span><text:span text:style-name="T26">Change the string data type to integ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5:58:23.904104408</meta:creation-date>
    <dc:date>2023-08-23T17:20:48.389917169</dc:date>
    <meta:editing-duration>PT1H22M4S</meta:editing-duration>
    <meta:editing-cycles>42</meta:editing-cycles>
    <meta:generator>LibreOffice/7.3.7.2$Linux_X86_64 LibreOffice_project/30$Build-2</meta:generator>
    <meta:document-statistic meta:table-count="0" meta:image-count="0" meta:object-count="0" meta:page-count="1" meta:paragraph-count="34" meta:word-count="254" meta:character-count="1341" meta:non-whitespace-character-count="1116"/>
  </office:meta>
</office:document-meta>
</file>